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5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6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Italic" style:font-family-generic="roman" style:font-pitch="variable" fo:font-size="12pt"/>
    </style:style>
    <style:style style:name="T2" style:family="text">
      <style:text-properties fo:font-family="'Times New Roman'" style:font-style-name="Italic" style:font-family-generic="roman" style:font-pitch="variable" fo:font-size="12pt" fo:font-style="italic" style:font-style-asian="italic" style:font-style-complex="italic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2pt" fo:font-style="italic" style:font-style-asian="italic" style:font-style-complex="italic"/>
    </style:style>
    <style:style style:name="T4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Microsoft YaHei'" style:font-family-generic-asian="system" style:font-pitch-asian="variable" style:font-size-asian="12pt" style:font-weight-asian="normal" style:font-family-complex="'Lucida Sans'" style:font-family-generic-complex="system" style:font-pitch-complex="variable" style:font-size-complex="12pt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-17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Times New Roman'" style:font-style-name="Italic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-33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'Lucida Sans'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Microsoft YaHei'" style:font-family-generic-asian="system" style:font-pitch-asian="variable" style:font-size-asian="12pt" style:font-weight-asian="normal" style:font-family-complex="'Lucida Sans'" style:font-family-generic-complex="system" style:font-pitch-complex="variable" style:font-size-complex="1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'Times New Roman'" style:font-style-name="Regular" style:font-family-generic="roman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-33% 58%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text-shadow="none" style:text-underline-style="none" fo:font-weight="normal" style:letter-kerning="true" style:font-family-asian="'Times New Roman'" style:font-style-name-asian="Regular" style:font-family-generic-asian="roman" style:font-size-asian="12pt" style:font-weight-asian="normal" style:font-family-complex="'Times New Roman'" style:font-style-name-complex="Regular" style:font-family-generic-complex="roman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'Times New Roman'" style:font-style-name="Italic" style:font-family-generic="roman" style:font-pitch="variable" fo:font-size="12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italic" style:font-weight-asian="normal" style:font-family-complex="'Times New Roman'" style:font-style-name-complex="Regular" style:font-family-generic-complex="roman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'Times New Roman'" style:font-style-name="Italic" style:font-family-generic="roman" style:font-pitch="variable" fo:font-size="12pt" fo:font-style="normal" fo:text-shadow="none" style:text-underline-style="none" fo:font-weight="normal" style:letter-kerning="true" style:font-family-asian="'Times New Roman'" style:font-style-name-asian="Regular" style:font-family-generic-asian="roman" style:font-size-asian="12pt" style:font-style-asian="normal" style:font-weight-asian="normal" style:font-family-complex="'Times New Roman'" style:font-style-name-complex="Regular" style:font-family-generic-complex="roman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477cm" svg:height="0.635cm" svg:x="7.326cm" svg:y="2.524cm">
          <text:p text:style-name="P1"><text:span text:style-name="T1">Take a regressor </text:span><text:span text:style-name="T2">X</text:span><text:span text:style-name="T3">j</text:span><text:span text:style-name="T2"> </text:span><text:span text:style-name="T1">from focus set </text:span><text:span text:style-name="T2">B</text:span></text:p>
        </draw:rect>
        <draw:rect draw:style-name="gr1" draw:text-style-name="P3" xml:id="id2" draw:id="id2" draw:layer="layout" svg:width="12.319cm" svg:height="1.27cm" svg:x="4.429cm" svg:y="3.706cm">
          <text:p text:style-name="P1"><text:span text:style-name="T4">Creat </text:span><text:span text:style-name="T5">K</text:span><text:span text:style-name="T4"> sets </text:span><text:span text:style-name="T5">D</text:span><text:span text:style-name="T6">k</text:span><text:span text:style-name="T4"> where </text:span><text:span text:style-name="T5">D</text:span><text:span text:style-name="T6">k</text:span><text:span text:style-name="T4"> is a combination of </text:span><text:span text:style-name="T7">doubtful set </text:span><text:span text:style-name="T8">C</text:span><text:span text:style-name="T7"> = </text:span><text:span text:style-name="T8">B</text:span><text:span text:style-name="T7">\{</text:span><text:span text:style-name="T8">X</text:span><text:span text:style-name="T9">j</text:span><text:span text:style-name="T10">}</text:span></text:p>
          <text:p text:style-name="P1"><text:span text:style-name="T10">For each </text:span><text:span text:style-name="T8">D</text:span><text:span text:style-name="T11">k</text:span><text:span text:style-name="T10">, build model </text:span><text:span text:style-name="T8">k</text:span><text:span text:style-name="T10"> and calculate local correlation </text:span><text:span text:style-name="T8">R</text:span><text:span text:style-name="T11">k</text:span><text:span text:style-name="T10">(</text:span><text:span text:style-name="T8">X</text:span><text:span text:style-name="T11">j</text:span><text:span text:style-name="T10">, </text:span><text:span text:style-name="T8">Z</text:span><text:span text:style-name="T10">)</text:span></text:p>
        </draw:rect>
        <draw:rect draw:style-name="gr1" draw:text-style-name="P3" xml:id="id3" draw:id="id3" draw:layer="layout" svg:width="12.319cm" svg:height="1.27cm" svg:x="4.429cm" svg:y="5.506cm">
          <text:p text:style-name="P1"><text:span text:style-name="T7">Calculate averaged local correlation of </text:span><text:span text:style-name="T8">K</text:span><text:span text:style-name="T7"> </text:span><text:span text:style-name="T12">models and global correlation</text:span></text:p>
          <text:p text:style-name="P1"><text:span text:style-name="T12">Calculate fitness </text:span><text:span text:style-name="T13">φ</text:span><text:span text:style-name="T14">j</text:span><text:span text:style-name="T15"> of </text:span><text:span text:style-name="T16">X</text:span><text:span text:style-name="T14">j</text:span><text:span text:style-name="T17"> with local and global correlations</text:span></text:p>
        </draw:rect>
        <draw:rect draw:style-name="gr1" draw:text-style-name="P2" xml:id="id4" draw:id="id4" draw:layer="layout" svg:width="12.319cm" svg:height="1.27cm" svg:x="4.429cm" svg:y="7.358cm">
          <text:p text:style-name="P1"><text:span text:style-name="T1">Add </text:span><text:span text:style-name="T16">X</text:span><text:span text:style-name="T14">j</text:span><text:span text:style-name="T1"> to robust set </text:span><text:span text:style-name="T2">S</text:span><text:span text:style-name="T1"> if </text:span><text:span text:style-name="T13">φ</text:span><text:span text:style-name="T14">j</text:span><text:span text:style-name="T15"> </text:span><text:span text:style-name="T1">is larger than a threshold (≥ 0)</text:span></text:p>
          <text:p text:style-name="P1"><text:span text:style-name="T1">Re-sorting </text:span><text:span text:style-name="T2">S</text:span><text:span text:style-name="T1"> according to </text:span><text:span text:style-name="T12">fitness values</text:span></text:p>
        </draw:rect>
        <draw:connector draw:style-name="gr2" draw:text-style-name="P2" draw:layer="layout" draw:type="line" svg:x1="10.564cm" svg:y1="3.159cm" svg:x2="10.588cm" svg:y2="3.706cm" draw:start-shape="id1" draw:start-glue-point="2" draw:end-shape="id2" draw:end-glue-point="0" svg:d="M10564 3159l24 547">
          <text:p/>
        </draw:connector>
        <draw:connector draw:style-name="gr2" draw:text-style-name="P2" draw:layer="layout" draw:type="line" svg:x1="10.588cm" svg:y1="4.976cm" svg:x2="10.588cm" svg:y2="5.506cm" draw:start-shape="id2" draw:start-glue-point="2" draw:end-shape="id3" draw:end-glue-point="0" svg:d="M10588 4976v530">
          <text:p/>
        </draw:connector>
        <draw:connector draw:style-name="gr2" draw:text-style-name="P2" draw:layer="layout" draw:type="line" svg:x1="10.588cm" svg:y1="6.776cm" svg:x2="10.588cm" svg:y2="7.358cm" draw:start-shape="id3" draw:start-glue-point="2" draw:end-shape="id4" draw:end-glue-point="0" svg:d="M10588 6776v582">
          <text:p/>
        </draw:connector>
        <draw:rect draw:style-name="gr1" draw:text-style-name="P2" xml:id="id5" draw:id="id5" draw:layer="layout" svg:width="6.477cm" svg:height="1.27cm" svg:x="7.35cm" svg:y="9.225cm">
          <text:p text:style-name="P1"><text:span text:style-name="T1">Is the size of set </text:span><text:span text:style-name="T2">S</text:span><text:span text:style-name="T1"> large enough or</text:span></text:p>
          <text:p text:style-name="P1"><text:span text:style-name="T1">Is set </text:span><text:span text:style-name="T2">B</text:span><text:span text:style-name="T1"> is empty?</text:span></text:p>
        </draw:rect>
        <draw:connector draw:style-name="gr2" draw:text-style-name="P2" draw:layer="layout" draw:type="line" svg:x1="10.588cm" svg:y1="8.628cm" svg:x2="10.588cm" svg:y2="9.225cm" draw:start-shape="id4" draw:start-glue-point="2" draw:end-shape="id5" draw:end-glue-point="0" svg:d="M10588 8628v597">
          <text:p/>
        </draw:connector>
        <draw:connector draw:style-name="gr2" draw:text-style-name="P1" draw:layer="layout" draw:type="lines" draw:line-skew="-2.928cm -2.904cm" svg:x1="7.35cm" svg:y1="9.86cm" svg:x2="7.326cm" svg:y2="2.841cm" draw:start-shape="id5" draw:start-glue-point="3" draw:end-shape="id1" draw:end-glue-point="3" svg:d="M7350 9860h-3429v-7019h3405">
          <text:p/>
        </draw:connector>
        <draw:frame draw:style-name="gr3" draw:text-style-name="P4" draw:layer="layout" svg:width="1.018cm" svg:height="0.734cm" svg:x="6.118cm" svg:y="9.217cm">
          <draw:text-box>
            <text:p><text:span text:style-name="T4">No</text:span></text:p>
          </draw:text-box>
        </draw:frame>
        <draw:rect draw:style-name="gr1" draw:text-style-name="P2" xml:id="id6" draw:id="id6" draw:layer="layout" svg:width="6.477cm" svg:height="0.635cm" svg:x="7.326cm" svg:y="11.425cm">
          <text:p text:style-name="P1"><text:span text:style-name="T1">Build optimal model from </text:span><text:span text:style-name="T2">S</text:span></text:p>
        </draw:rect>
        <draw:connector draw:style-name="gr2" draw:text-style-name="P2" draw:layer="layout" draw:type="line" svg:x1="10.588cm" svg:y1="10.495cm" svg:x2="10.564cm" svg:y2="11.425cm" draw:start-shape="id5" draw:start-glue-point="2" draw:end-shape="id6" draw:end-glue-point="0" svg:d="M10588 10495l-24 930">
          <text:p/>
        </draw:connector>
        <draw:frame draw:style-name="gr4" draw:text-style-name="P4" draw:layer="layout" svg:width="1.116cm" svg:height="0.734cm" svg:x="10.518cm" svg:y="10.517cm">
          <draw:text-box>
            <text:p><text:span text:style-name="T4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2pt" fo:language="en" fo:country="US" style:font-family-asian="SimSun, 宋体" style:font-pitch-asian="variable" style:font-size-asian="12pt" style:language-asian="zh" style:country-asian="CN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2-11-16T15:20:23.02</meta:creation-date>
    <dc:date>2022-11-16T17:19:04.49</dc:date>
    <dc:creator>Loc Nguyen</dc:creator>
    <meta:editing-duration>PT1H2M7S</meta:editing-duration>
    <meta:editing-cycles>36</meta:editing-cycles>
    <meta:generator>OpenOffice/4.1.2$Win32 OpenOffice.org_project/412m3$Build-9782</meta:generator>
    <meta:document-statistic meta:object-count="14"/>
  </office:meta>
</office:document-meta>
</file>